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rzem</text:p>
      <text:p text:style-name="P3">The foundation of true Dark Principles in assertive mann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89962417529975784" text:style-name="L1">
        <text:list-item>
          <text:p text:style-name="P6"><text:soft-page-break/>The Outcome of Perdition</text:p>
        </text:list-item>
      </text:list>
      <text:p text:style-name="P4"/>
      <text:p text:style-name="P5">Know the dark way to be absolute, that conditions exist temporally that exert force and Darkness trends are a part of that storm. <text:s/>In essence, the foundation of perdition being founded upon men in this age is conditional to the love brought forth, meaning without the other, one could not survive. <text:s/>Given that role of perdition in life, we see the context unfolding around us as negative, unwanted and impure in some way. <text:s/>This document, and others like it, will establish for the good of man what is to come in the future. <text:s/>This role of perdition will know weight, and see to it you adhere to the conditions outlined here for your own sake.</text:p>
      <text:p text:style-name="P5"/>
      <text:list xml:id="list6900174903978028678" text:style-name="L2">
        <text:list-item>
          <text:p text:style-name="P7">The Beauty of Darkness</text:p>
        </text:list-item>
      </text:list>
      <text:p text:style-name="P4"/>
      <text:p text:style-name="P5">In a role played out, there is symptomatic elements of life pertaining to the nature Darkness unfolds in the realm. For example, the role of Darkness in a mutual setting may be off-putting to some, but the realization of dark things does not go unwarranted later. <text:s/>This being the context of our lives in some regard, it is for those with mind to conjure up the special part of Darkness that, for them, outshines the rest. <text:s/>For some, the simple notes of Bashrati are all that need be present for the beauty of Darkness to perform for them. <text:s/>One day, life will unfold so naturally according to the conditions of that which inherits. <text:s/>Be wise in the matter, for all before you consider Earth to be prime legacy of Darkness' might. <text:s/>Man will see it rightly among the living, and shine examples on those who are watching them, with great enthusiasm I might add.</text:p>
      <text:p text:style-name="P5"/>
      <text:list xml:id="list430141141143984965" text:style-name="L3">
        <text:list-item>
          <text:p text:style-name="P8">Principles of Determination in Darkness Path</text:p>
        </text:list-item>
      </text:list>
      <text:p text:style-name="P4"/>
      <text:p text:style-name="P5">Before any could be considered, a great weight was placed on love. <text:s/>These elements of Darkness will be forgiven by the highest, so fear not that scripture bans the notions provided.</text:p>
      <text:p text:style-name="P5"/>
      <text:list xml:id="list873335385620356781" text:style-name="L4">
        <text:list-item>
          <text:p text:style-name="P9">Bashrati: <text:span text:style-name="T1"><text:s/>If you could ever fancy such a sadness, do so. <text:s/>This one is the excruciating tale of those in just manner, though disdained over the context of that which they do, being reasonable within their merits to be that way.</text:span></text:p>
        </text:list-item>
        <text:list-item>
          <text:p text:style-name="P9">Balak Ko:<text:span text:style-name="T1"> <text:s/>Do well with this one, and know the purpose of those who extinguish thought. <text:s/>To overcome a thing, and to know the purpose infinitely spread before you, without excluding any dark sense of the thing, is to have undergone Balak Ko. <text:s/>Do your work thoughtfully, and recognize when someone has done this by their telling.</text:span></text:p>
        </text:list-item>
        <text:list-item>
          <text:p text:style-name="P9">Sunakash:<text:span text:style-name="T1"> <text:s/>Very simply, obey the highest. <text:s/>This one is to create a dark nonsense with the purpose of establishing the right of the highest in some regard. <text:s/>If you find yourself able to, admit this paradigm to become real and establish much in the path.</text:span></text:p>
        </text:list-item>
        <text:list-item>
          <text:p text:style-name="P9">Harmuk:<text:span text:style-name="T1"> <text:s/>Before any tale is told, the rite of Harmuk will be established. <text:s/>To penetrate the saddest thought of the target individual, knowing his loss and yours, but establishing no pretext to any pursuit against the sadness itself. <text:s/>When Harmuk has been reached, there will be considerations most dark, indeed.</text:span></text:p>
        </text:list-item>
        <text:list-item>
          <text:p text:style-name="P9">Vizash: <text:s/><text:span text:style-name="T1">This one excellent in it's design, to mitigate an off-putting stance on the life of an individual. <text:s/>In the way of the highest, become offended and prone to ignorance, picking one ignorance and growing it, seeing it manifest into a great bosom of thought. <text:s/>Surely if it did not that, there would be no Vizash.</text:span></text:p>
        </text:list-item>
      </text:list>
      <text:p text:style-name="P5"/>
      <text:p text:style-name="P5">May these four principles become law in some regard elsewhere, or face the might of the highest in his coming. <text:s/>The Great War will know many foes, none of whom are the righteous.</text:p>
      <text:p text:style-name="P5"><text:soft-page-break/></text:p>
      <text:list xml:id="list7721131556746432879" text:style-name="L5">
        <text:list-item>
          <text:p text:style-name="P10">Conclusive Doings</text:p>
        </text:list-item>
      </text:list>
      <text:p text:style-name="P4"/>
      <text:p text:style-name="P5">When all the neediness is outlined, then you will see where destiny's path places each man and woman on this Earth. <text:s/>The life of those given blessing shall know Darkness to be right in every way, and establishing for them periodically a thing which balances out their desires is quite helpful indeed. <text:s/>See to it you engage not in any evil behaviours in this way, but to establish that which is right one must pursue the ends individually. <text:s/>Be that as it may, it will be helpful to see the armies crush the rebels, in their stroke doing evil upon m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6T10:33:05.78</meta:creation-date>
    <dc:date>2022-09-26T11:13:09.02</dc:date>
    <meta:editing-duration>PT9M16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3" meta:paragraph-count="16" meta:word-count="718" meta:character-count="4024"/>
  </office:meta>
</office:document-meta>
</file>